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4" style:family="paragraph" style:parent-style-name="Standard">
      <style:paragraph-properties fo:margin-left="0.25cm" fo:margin-right="0cm" fo:text-indent="0cm" style:auto-text-indent="false"/>
    </style:style>
    <style:style style:name="P5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6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8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9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0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13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14" style:family="paragraph" style:parent-style-name="Standard">
      <style:paragraph-properties fo:margin-left="0.43cm" fo:margin-right="0cm" fo:text-indent="0cm" style:auto-text-indent="false"/>
    </style:style>
    <style:style style:name="P15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7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23" style:family="paragraph" style:parent-style-name="Standard" style:list-style-name="WW8Num3">
      <style:text-properties officeooo:rsid="0014a35f"/>
    </style:style>
    <style:style style:name="P24" style:family="paragraph" style:parent-style-name="Standard" style:list-style-name="WW8Num3">
      <style:text-properties officeooo:rsid="0014a35f" officeooo:paragraph-rsid="0014a35f"/>
    </style:style>
    <style:style style:name="P25" style:family="paragraph" style:parent-style-name="Standard" style:list-style-name="WW8Num3">
      <style:text-properties officeooo:rsid="00186a5b" officeooo:paragraph-rsid="00186a5b"/>
    </style:style>
    <style:style style:name="P26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T1" style:family="text">
      <style:text-properties fo:font-size="9pt" style:text-underline-style="solid" style:text-underline-width="auto" style:text-underline-color="font-color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4a35f" style:font-weight-asian="bold"/>
    </style:style>
    <style:style style:name="T5" style:family="text">
      <style:text-properties fo:font-weight="bold" officeooo:rsid="00171288" style:font-weight-asian="bold"/>
    </style:style>
    <style:style style:name="T6" style:family="text">
      <style:text-properties officeooo:rsid="0014a35f"/>
    </style:style>
    <style:style style:name="T7" style:family="text">
      <style:text-properties officeooo:rsid="0016105f"/>
    </style:style>
    <style:style style:name="T8" style:family="text">
      <style:text-properties officeooo:rsid="00171288"/>
    </style:style>
    <style:style style:name="T9" style:family="text">
      <style:text-properties officeooo:rsid="00186a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Lannion, le <text:span text:style-name="T8">11/05</text:span></text:p>
            <text:p text:style-name="P13">N°<text:span text:style-name="T8">7</text:span></text:p>
          </table:table-cell>
        </table:table-row>
      </table:table>
      <text:p text:style-name="P14"/>
      <text:p text:style-name="P11"/>
      <text:p text:style-name="P11">COMPTE RENDU de REUNION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7"><text:span text:style-name="T3">Objet</text:span> : <text:span text:style-name="T6">Fait/A faire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16">Lieu : <text:span text:style-name="T6">Télétravail</text:span></text:p>
          </table:table-cell>
        </table:table-row>
        <table:table-row table:style-name="Tableau2.1"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17">Date <text:span text:style-name="T3">: <text:s/></text:span><text:span text:style-name="T5">11</text:span><text:span text:style-name="T4"> M</text:span><text:span text:style-name="T5">ai</text:span><text:span text:style-name="T4"> 2020</text:span>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B2" office:value-type="string">
            <text:p text:style-name="P17"><text:span text:style-name="T3">Auteur(s)</text:span> <text:span text:style-name="T3">: </text:span><text:span text:style-name="T4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">Participants :</text:p>
            <text:p text:style-name="P4">présents : <text:span text:style-name="T6">tous les membres</text:span></text:p>
            <text:p text:style-name="P4"/>
            <text:p text:style-name="P4">excusés :</text:p>
            <text:p text:style-name="P4"/>
            <text:p text:style-name="P4">absents :</text:p>
            <text:p text:style-name="P4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0">Ordre du jour</text:p>
            <text:p text:style-name="P9"/>
            <text:p text:style-name="P10">Synthèse</text:p>
            <text:list xml:id="list520463948" text:style-name="WW8Num3">
              <text:list-item>
                <text:p text:style-name="P25">Avancement dans les classes JAVA</text:p>
              </text:list-item>
            </text:list>
            <text:p text:style-name="P10">Actions </text:p>
            <text:p text:style-name="P10"><text:s text:c="17"/><text:span text:style-name="T9">Tous les membres :</text:span></text:p>
            <text:list xml:id="list192628565568832" text:continue-numbering="true" text:style-name="WW8Num3">
              <text:list-item>
                <text:p text:style-name="P25">Continuer la programmation des classes JAVA</text:p>
              </text:list-item>
              <text:list-item>
                <text:p text:style-name="P25">Tenir a jour le Gantt réel du projet</text:p>
              </text:list-item>
            </text:list>
            <text:h text:style-name="P26" text:outline-level="2"/>
            <text:p text:style-name="P8"/>
            <text:p text:style-name="P20">Date de la prochaine réunion : <text:s/><text:span text:style-name="T8">18/05/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0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6:43:00</meta:creation-date>
    <dc:date>2020-05-11T19:26:27.038000000</dc:date>
    <meta:print-date>2005-09-01T08:34:00</meta:print-date>
    <meta:editing-cycles>6</meta:editing-cycles>
    <meta:editing-duration>PT54M19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2" meta:word-count="81" meta:character-count="475" meta:non-whitespace-character-count="397"/>
  </office:meta>
</office:document-meta>
</file>